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Open Sans" svg:font-family="'Open Sans', sans-serif"/>
    <style:font-face style:name="monospace" svg:font-family="monospace, serif"/>
    <style:font-face style:name="Mitra Mono" svg:font-family="'Mitra Mono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3pt" officeooo:rsid="00138d55" officeooo:paragraph-rsid="00138d55" style:font-size-asian="13pt" style:font-size-complex="13pt"/>
    </style:style>
    <style:style style:name="P2" style:family="paragraph" style:parent-style-name="Standard">
      <style:text-properties style:font-name="DejaVu Sans Mono" fo:font-size="13pt" officeooo:rsid="0028a937" officeooo:paragraph-rsid="0028a937" style:font-size-asian="13pt" style:font-size-complex="13pt"/>
    </style:style>
    <style:style style:name="P3" style:family="paragraph" style:parent-style-name="Standard">
      <style:text-properties style:font-name="DejaVu Sans Mono" fo:font-size="13pt" officeooo:rsid="0029c35b" officeooo:paragraph-rsid="0029c35b" style:font-size-asian="13pt" style:font-size-complex="13pt"/>
    </style:style>
    <style:style style:name="P4" style:family="paragraph" style:parent-style-name="Standard">
      <style:text-properties officeooo:paragraph-rsid="0017d1e5"/>
    </style:style>
    <style:style style:name="P5" style:family="paragraph" style:parent-style-name="Standard">
      <style:text-properties officeooo:paragraph-rsid="0019a5c6"/>
    </style:style>
    <style:style style:name="P6" style:family="paragraph" style:parent-style-name="Standard">
      <style:text-properties officeooo:paragraph-rsid="001a83d9"/>
    </style:style>
    <style:style style:name="P7" style:family="paragraph" style:parent-style-name="Standard">
      <style:text-properties officeooo:rsid="001dc320" officeooo:paragraph-rsid="001dc320"/>
    </style:style>
    <style:style style:name="P8" style:family="paragraph" style:parent-style-name="Standard">
      <style:text-properties officeooo:paragraph-rsid="00203a9f"/>
    </style:style>
    <style:style style:name="P9" style:family="paragraph" style:parent-style-name="Standard">
      <style:text-properties officeooo:paragraph-rsid="002114fd"/>
    </style:style>
    <style:style style:name="P10" style:family="paragraph" style:parent-style-name="Standard">
      <style:text-properties officeooo:rsid="0022cf97" officeooo:paragraph-rsid="0022cf97"/>
    </style:style>
    <style:style style:name="P11" style:family="paragraph" style:parent-style-name="Standard">
      <style:text-properties officeooo:rsid="0027bcaf" officeooo:paragraph-rsid="0027bcaf"/>
    </style:style>
    <style:style style:name="P12" style:family="paragraph" style:parent-style-name="Standard">
      <style:text-properties officeooo:paragraph-rsid="0027bcaf"/>
    </style:style>
    <style:style style:name="P13" style:family="paragraph" style:parent-style-name="Standard">
      <style:text-properties fo:font-size="13pt" officeooo:rsid="0028a937" officeooo:paragraph-rsid="0028a937" style:font-size-asian="13pt" style:font-size-complex="13pt"/>
    </style:style>
    <style:style style:name="P14" style:family="paragraph" style:parent-style-name="Standard">
      <style:text-properties officeooo:paragraph-rsid="0029c35b"/>
    </style:style>
    <style:style style:name="P15" style:family="paragraph" style:parent-style-name="Standard">
      <style:text-properties officeooo:paragraph-rsid="002b873e"/>
    </style:style>
    <style:style style:name="P16" style:family="paragraph" style:parent-style-name="Standard">
      <style:text-properties officeooo:rsid="002b873e" officeooo:paragraph-rsid="002b873e"/>
    </style:style>
    <style:style style:name="T1" style:family="text">
      <style:text-properties officeooo:rsid="0013953f"/>
    </style:style>
    <style:style style:name="T2" style:family="text">
      <style:text-properties officeooo:rsid="0014e8f6"/>
    </style:style>
    <style:style style:name="T3" style:family="text">
      <style:text-properties officeooo:rsid="0017d1e5"/>
    </style:style>
    <style:style style:name="T4" style:family="text">
      <style:text-properties style:font-name="DejaVu Sans Mono" fo:font-size="13pt" style:font-size-asian="13pt" style:font-size-complex="13pt"/>
    </style:style>
    <style:style style:name="T5" style:family="text">
      <style:text-properties style:font-name="DejaVu Sans Mono" fo:font-size="13pt" officeooo:rsid="0017d1e5" style:font-size-asian="13pt" style:font-size-complex="13pt"/>
    </style:style>
    <style:style style:name="T6" style:family="text">
      <style:text-properties style:font-name="DejaVu Sans Mono" fo:font-size="13pt" officeooo:rsid="00197f4b" style:font-size-asian="13pt" style:font-size-complex="13pt"/>
    </style:style>
    <style:style style:name="T7" style:family="text">
      <style:text-properties style:font-name="DejaVu Sans Mono" fo:font-size="13pt" officeooo:rsid="0019a5c6" style:font-size-asian="13pt" style:font-size-complex="13pt"/>
    </style:style>
    <style:style style:name="T8" style:family="text">
      <style:text-properties style:font-name="DejaVu Sans Mono" fo:font-size="13pt" officeooo:rsid="001a83d9" style:font-size-asian="13pt" style:font-size-complex="13pt"/>
    </style:style>
    <style:style style:name="T9" style:family="text">
      <style:text-properties style:font-name="DejaVu Sans Mono" fo:font-size="13pt" officeooo:rsid="001bd1aa" style:font-size-asian="13pt" style:font-size-complex="13pt"/>
    </style:style>
    <style:style style:name="T10" style:family="text">
      <style:text-properties style:font-name="DejaVu Sans Mono" fo:font-size="13pt" officeooo:rsid="001dae96" style:font-size-asian="13pt" style:font-size-complex="13pt"/>
    </style:style>
    <style:style style:name="T11" style:family="text">
      <style:text-properties style:font-name="DejaVu Sans Mono" fo:font-size="13pt" officeooo:rsid="001ed475" style:font-size-asian="13pt" style:font-size-complex="13pt"/>
    </style:style>
    <style:style style:name="T12" style:family="text">
      <style:text-properties style:font-name="DejaVu Sans Mono" fo:font-size="13pt" officeooo:rsid="00203a9f" style:font-size-asian="13pt" style:font-size-complex="13pt"/>
    </style:style>
    <style:style style:name="T13" style:family="text">
      <style:text-properties style:font-name="DejaVu Sans Mono" fo:font-size="13pt" officeooo:rsid="002114fd" style:font-size-asian="13pt" style:font-size-complex="13pt"/>
    </style:style>
    <style:style style:name="T14" style:family="text">
      <style:text-properties style:font-name="DejaVu Sans Mono" fo:font-size="13pt" officeooo:rsid="0022cf97" style:font-size-asian="13pt" style:font-size-complex="13pt"/>
    </style:style>
    <style:style style:name="T15" style:family="text">
      <style:text-properties style:font-name="DejaVu Sans Mono" fo:font-size="13pt" officeooo:rsid="00247144" style:font-size-asian="13pt" style:font-size-complex="13pt"/>
    </style:style>
    <style:style style:name="T16" style:family="text">
      <style:text-properties style:font-name="DejaVu Sans Mono" fo:font-size="13pt" officeooo:rsid="00254003" style:font-size-asian="13pt" style:font-size-complex="13pt"/>
    </style:style>
    <style:style style:name="T17" style:family="text">
      <style:text-properties style:font-name="DejaVu Sans Mono" fo:font-size="13pt" officeooo:rsid="0026de9b" style:font-size-asian="13pt" style:font-size-complex="13pt"/>
    </style:style>
    <style:style style:name="T18" style:family="text">
      <style:text-properties style:font-name="DejaVu Sans Mono" fo:font-size="13pt" officeooo:rsid="0027bcaf" style:font-size-asian="13pt" style:font-size-complex="13pt"/>
    </style:style>
    <style:style style:name="T19" style:family="text">
      <style:text-properties style:font-name="DejaVu Sans Mono" fo:font-size="13pt" officeooo:rsid="0029c35b" style:font-size-asian="13pt" style:font-size-complex="13pt"/>
    </style:style>
    <style:style style:name="T20" style:family="text">
      <style:text-properties style:font-name="DejaVu Sans Mono" fo:font-size="13pt" officeooo:rsid="002b873e" style:font-size-asian="13pt" style:font-size-complex="13pt"/>
    </style:style>
    <style:style style:name="T21" style:family="text">
      <style:text-properties fo:font-variant="normal" fo:text-transform="none" fo:color="#000000" style:font-name="DejaVu Sans Mono" fo:font-size="13pt" fo:letter-spacing="normal" fo:font-style="normal" fo:font-weight="normal" style:font-size-asian="13pt" style:font-size-complex="13pt"/>
    </style:style>
    <style:style style:name="T22" style:family="text">
      <style:text-properties fo:font-variant="normal" fo:text-transform="none" fo:color="#000000" style:font-name="DejaVu Sans Mono" fo:font-size="13pt" fo:letter-spacing="normal" fo:font-style="normal" fo:font-weight="normal" officeooo:rsid="0027bcaf" style:font-size-asian="13pt" style:font-size-complex="13pt"/>
    </style:style>
    <style:style style:name="T23" style:family="text">
      <style:text-properties fo:font-variant="normal" fo:text-transform="none" fo:color="#000000" style:font-name="DejaVu Sans Mono" fo:letter-spacing="normal" fo:font-style="normal" fo:font-weight="normal"/>
    </style:style>
    <style:style style:name="T24" style:family="text">
      <style:text-properties fo:font-variant="normal" fo:text-transform="none" fo:color="#000000" style:font-name="DejaVu Sans Mono" fo:letter-spacing="normal" fo:font-style="normal" fo:font-weight="normal" officeooo:rsid="0027bc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continuación, presento las respuestas a la Actividad 0.</text:p>
      <text:p text:style-name="P1"/>
      <text:p text:style-name="P1">1. <text:span text:style-name="T1">a. A grandes rasgos, la </text:span><text:span text:style-name="T3">Unidad</text:span><text:span text:style-name="T1"> Central de Procesamiento (C.P.U. en las iniciales en inglés) viene a ser el brazo de una computadora, en donde, valga la redundancia, “procesa” </text:span><text:span text:style-name="T2">todas las actividades en el sistema.</text:span></text:p>
      <text:p text:style-name="P1"/>
      <text:p text:style-name="P4"><text:span text:style-name="T5">1. b. La Memoria de Acceso </text:span><text:span text:style-name="T6">Aleatorio (RAM) cumple con la función de almacenar </text:span><text:span text:style-name="T7">temporalmente información que usa la computadora para correr distintos procesos, procesos que, la computadora necesite mas tarde, o que se este corriendo procesos que necesiten tener memoria temporalmente, para volver al mismo sitio.</text:span></text:p>
      <text:p text:style-name="P4"><text:span text:style-name="T7"/></text:p>
      <text:p text:style-name="P5"><text:span text:style-name="T7">1. c. Un algoritmo es una serie de pasos ordenados a seguir, para lograr obtener el resultado en una tarea. En el ámbito </text:span><text:span text:style-name="T8">informático, el algoritmo se utiliza mucho para que el desarrollo de una tarea como reparar un sistema, hacer un programa, sea lo mas práctico, eficiente, y a prueba de errores posible.</text:span></text:p>
      <text:p text:style-name="P5"><text:span text:style-name="T8"/></text:p>
      <text:p text:style-name="P6"><text:span text:style-name="T8">1. d. Un programa se lleva a cabo, para recolectar una serie de instrumentos y herramientas, que pueden tener similitudes en un contexto específico, </text:span><text:span text:style-name="T9">es decir, que un programa esta hecho para ayudar en una problemática, ya sea a nivel de una computadora, para correr cierto proceso, como para hacer un “programa” de estudios, o que alguna situación en concreto, necesite esas herramientas para determinada tarea. </text:span><text:span text:style-name="T10">Todas estas problemáticas, pueden ser llevadas a el mundo de la informática.</text:span></text:p>
      <text:p text:style-name="P6"><text:span text:style-name="T10"/></text:p>
      <text:p text:style-name="P7"><text:span text:style-name="T10">1. </text:span><text:span text:style-name="T4">e. </text:span><text:span text:style-name="T11">Código fuente, es todo lo que está en lineas de texto, las cuales se acercan mas a un conjunto de órdenes booleanas, es decir, que son poco comprensibles para el usuario normal, y mucho mas entendibles para la computadora.</text:span></text:p>
      <text:p text:style-name="P7"><text:span text:style-name="T11"/></text:p>
      <text:p text:style-name="P8"><text:span text:style-name="T11">1. </text:span><text:span text:style-name="T12">f. El compilador es <text:s/>un interprete de lenguajes, que se usa para partir de un lenguaje a otro. Es más común ver que un compilador se usa para traducir lenguaje máquina (el lenguaje que usan las computadoras) a cualquier otro tipo de lenguaje </text:span><text:span text:style-name="T13">de</text:span><text:span text:style-name="T12"> tipado </text:span><text:span text:style-name="T13">fuerte.</text:span></text:p>
      <text:p text:style-name="P8"><text:span text:style-name="T13"/></text:p>
      <text:p text:style-name="P9"><text:span text:style-name="T13">1. g. La variable es lo que se utiliza en programación para hacer que los sistemas y programas adopten ciertas conductas, como tomar una igualdad, una desigualdad, si un valor es verdadero, y de muchas otras maneras, </text:span><text:span text:style-name="T14">además, esta puede ser modificada durante la ejecución del programa</text:span><text:span text:style-name="T13">.</text:span></text:p>
      <text:p text:style-name="P9"><text:span text:style-name="T13"/></text:p>
      <text:p text:style-name="P10"><text:soft-page-break/><text:span text:style-name="T13">1. </text:span><text:span text:style-name="T4">h. La constante viene a ser la contraposición de una variable, esta no puede ser modificada una vez creada, esta solamente se puede leer.</text:span></text:p>
      <text:p text:style-name="P10"><text:span text:style-name="T4"/></text:p>
      <text:p text:style-name="P10"><text:span text:style-name="T4">2. </text:span><text:span text:style-name="T15">Envía la información necesaria desde la unidad de almacenamiento a la RAM, y así, el procesador va leyendo eso desde la RAM, </text:span><text:span text:style-name="T16">dicha información, viaja a trabes de una serie </text:span><text:span text:style-name="T17">de conexiónes eléctricas llamadas “buses”</text:span><text:span text:style-name="T15">.</text:span></text:p>
      <text:p text:style-name="P10"><text:span text:style-name="T15"/></text:p>
      <text:p text:style-name="P11"><text:span text:style-name="T15">3. </text:span><text:span text:style-name="T4">Fuente: </text:span><text:a xlink:type="simple" xlink:href="https://www.digitalhouse.com/ar/blog/los-10-lenguajes-programacion-mas-usados-mundo" text:style-name="Internet_20_link" text:visited-style-name="Visited_20_Internet_20_Link"><text:span text:style-name="T4">https://www.digitalhouse.com/ar/blog/los-10-lenguajes-programacion-mas-usados-mundo</text:span></text:a></text:p>
      <text:p text:style-name="P11"><text:span text:style-name="T4"/></text:p>
      <text:p text:style-name="P12"><text:span text:style-name="T18">Los lenguajes de programación mas utilizados en el mercado son: </text:span><text:span text:style-name="T21">Java, C, C++, C# y Python</text:span><text:span text:style-name="T22">.</text:span></text:p>
      <text:p text:style-name="P12"><text:span text:style-name="T22"/></text:p>
      <text:p text:style-name="P13"><text:span text:style-name="T24">4. </text:span><text:span text:style-name="T23">Así se escribe “Hola Mundo” en Java:</text:span></text:p>
      <text:p text:style-name="P13"><text:span text:style-name="T23"/></text:p>
      <text:p text:style-name="P2">public class HolaMundo {</text:p>
      <text:p text:style-name="P2"/>
      <text:p text:style-name="P2"><text:tab/>public static void main(String[] args) {<text:tab/><text:tab/></text:p>
      <text:p text:style-name="P2"><text:tab/><text:tab/>System.out.println("Hola Mundo");</text:p>
      <text:p text:style-name="P2"><text:tab/>}</text:p>
      <text:p text:style-name="P2"/>
      <text:p text:style-name="P2">}</text:p>
      <text:p text:style-name="P2"/>
      <text:p text:style-name="P2">Y se compila y ejecuta…</text:p>
      <text:p text:style-name="P2"/>
      <text:p text:style-name="P2">javac HolaMundo.java</text:p>
      <text:p text:style-name="P2">java HolaMundo</text:p>
      <text:p text:style-name="P2"/>
      <text:p text:style-name="P2">Así se escribe “Hola Mundo” en C:</text:p>
      <text:p text:style-name="P2"/>
      <text:p text:style-name="P2">/* Programa: Hola mundo */</text:p>
      <text:p text:style-name="P2"/>
      <text:p text:style-name="P2">#include &lt;conio.h&gt;</text:p>
      <text:p text:style-name="P2">#include &lt;stdio.h&gt;</text:p>
      <text:p text:style-name="P2"/>
      <text:p text:style-name="P2">int main()</text:p>
      <text:p text:style-name="P2">{</text:p>
      <text:p text:style-name="P2"><text:s text:c="4"/>printf( "Hola mundo." );</text:p>
      <text:p text:style-name="P2"/>
      <text:p text:style-name="P2"><text:s text:c="4"/>getch(); /* Pausa */</text:p>
      <text:p text:style-name="P2"/>
      <text:p text:style-name="P2"><text:s text:c="4"/>return 0;</text:p>
      <text:p text:style-name="P2">}</text:p>
      <text:p text:style-name="P2"/>
      <text:p text:style-name="P2">Así se escribe “Hola Mundo” en C++:</text:p>
      <text:p text:style-name="P2"/>
      <text:p text:style-name="P2"><text:soft-page-break/>// Primer programa de ejemplo en C++</text:p>
      <text:p text:style-name="P2"><text:s/></text:p>
      <text:p text:style-name="P2">#include &lt;iostream&gt;</text:p>
      <text:p text:style-name="P2"><text:s/></text:p>
      <text:p text:style-name="P2">int main () </text:p>
      <text:p text:style-name="P2">{</text:p>
      <text:p text:style-name="P2"><text:s text:c="4"/>std::cout &lt;&lt; "Hola, mundo";</text:p>
      <text:p text:style-name="P2"><text:s text:c="4"/>return 0;</text:p>
      <text:p text:style-name="P2">}</text:p>
      <text:p text:style-name="P2"/>
      <text:p text:style-name="P2">Así se escribe “Hola mundo” en C#:</text:p>
      <text:p text:style-name="P2"/>
      <text:p text:style-name="P2">using System;</text:p>
      <text:p text:style-name="P2">using System.Collections.Generic;</text:p>
      <text:p text:style-name="P2">using System.Linq;</text:p>
      <text:p text:style-name="P2">using System.Text;</text:p>
      <text:p text:style-name="P2">using System.Threading.Tasks;</text:p>
      <text:p text:style-name="P2"/>
      <text:p text:style-name="P2">namespace ConsoleApp1</text:p>
      <text:p text:style-name="P2">{</text:p>
      <text:p text:style-name="P2"><text:s text:c="4"/>class Program</text:p>
      <text:p text:style-name="P2"><text:s text:c="4"/>{</text:p>
      <text:p text:style-name="P2"><text:s text:c="8"/>static void Main(string[] args)</text:p>
      <text:p text:style-name="P2"><text:s text:c="8"/>{</text:p>
      <text:p text:style-name="P2"><text:s text:c="12"/>Console.WriteLine("Hola Mundo !!");</text:p>
      <text:p text:style-name="P2"/>
      <text:p text:style-name="P2"><text:s text:c="12"/>// Espera a la pulsación de retorno de carro</text:p>
      <text:p text:style-name="P2"><text:s text:c="12"/>Console.ReadLine();</text:p>
      <text:p text:style-name="P2"><text:s text:c="8"/>}</text:p>
      <text:p text:style-name="P2"><text:s text:c="4"/>}</text:p>
      <text:p text:style-name="P2">}</text:p>
      <text:p text:style-name="P2"/>
      <text:p text:style-name="P3">Y así se escribe “Hola mundo” en Python:</text:p>
      <text:p text:style-name="P3"/>
      <text:p text:style-name="P3">print("¡Hola, mundo!")</text:p>
      <text:p text:style-name="P3"/>
      <text:p text:style-name="P3"/>
      <text:p text:style-name="P3">Puedo destacar, que todos los lenguajes, siendo completamente diferentes, compilan con palabras mas, palabras menos, casi de la misma manera.</text:p>
      <text:p text:style-name="P3"/>
      <text:p text:style-name="P3"/>
      <text:p text:style-name="P14"><text:span text:style-name="T19">5. Primero que nada, optaría justamente por marcar un algoritmo. Hacer una lista con los pasos muy detalladamente, señalando hasta el menor de los pasos:</text:span></text:p>
      <text:p text:style-name="P14"><text:span text:style-name="T19"/></text:p>
      <text:p text:style-name="P14"><text:span text:style-name="T19"><text:tab/>-Abrir la tapa de la pava</text:span></text:p>
      <text:p text:style-name="P14"><text:span text:style-name="T19"><text:tab/>-Llenar proporcionalmente de agua.</text:span></text:p>
      <text:p text:style-name="P14"><text:soft-page-break/><text:span text:style-name="T19"><text:tab/>-Cerrar la tapa.</text:span></text:p>
      <text:p text:style-name="P14"><text:span text:style-name="T19"><text:tab/>-Apoyar pava en la base.</text:span></text:p>
      <text:p text:style-name="P14"><text:span text:style-name="T19"><text:tab/>-Regular la temperatura (si es posible).</text:span></text:p>
      <text:p text:style-name="P14"><text:span text:style-name="T19"><text:tab/>-Revisar que este conectada a la corriente eléctrica <text:tab/>correspondiente.</text:span></text:p>
      <text:p text:style-name="P15"><text:span text:style-name="T19"><text:tab/>-</text:span><text:span text:style-name="T20">Enchufarla si no lo está.</text:span></text:p>
      <text:p text:style-name="P15"><text:span text:style-name="T19"><text:tab/>-</text:span><text:span text:style-name="T20">Darle al interruptor.</text:span></text:p>
      <text:p text:style-name="P15"><text:span text:style-name="T19"><text:tab/>-</text:span><text:span text:style-name="T20">¡Café!</text:span></text:p>
      <text:p text:style-name="P15"><text:span text:style-name="T20"/></text:p>
      <text:p text:style-name="P16"><text:span text:style-name="T4">6. Haría lo mismo que en la pregunta 5., pero primero asegurándome de que dispositivo esté usando, y haciendo el algoritmo.</text:span></text:p>
      <text:p text:style-name="P16"><text:span text:style-name="T4"/></text:p>
      <text:p text:style-name="P16"><text:span text:style-name="T4">7. Software Libre, como bien dice la palabra, es libre, libre de cualquier comisión, y de público abierto. Lo mismo para Open Source.</text:span></text:p>
      <text:p text:style-name="P16"><text:span text:style-name="T4"/></text:p>
      <text:p text:style-name="P16"><text:span text:style-name="T4">8. Ventaja: Que la mayoría de productos sean públicos y gratis, estimula a mas personas a usarlos. Desventaja: Que a veces, el Software pago, puede ser mas eficiente, por la mera causa de usar los fondos para invertir en el producto.</text:span></text:p>
      <text:p text:style-name="P16"><text:span text:style-name="T4"/></text:p>
      <text:p text:style-name="P16"><text:span text:style-name="T4">Pero de igual manera, la gente es capaz de hacer cosas increíbles en todos lad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Open Sans" svg:font-family="'Open Sans', sans-serif"/>
    <style:font-face style:name="monospace" svg:font-family="monospace, serif"/>
    <style:font-face style:name="Mitra Mono" svg:font-family="'Mitra Mono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9T14:35:26.457366000</meta:creation-date>
    <dc:date>2021-03-29T20:33:48.893524711</dc:date>
    <meta:editing-duration>PT52M17S</meta:editing-duration>
    <meta:editing-cycles>7</meta:editing-cycles>
    <meta:generator>LibreOffice/6.4.6.2$Linux_X86_64 LibreOffice_project/40$Build-2</meta:generator>
    <meta:document-statistic meta:table-count="0" meta:image-count="0" meta:object-count="0" meta:page-count="4" meta:paragraph-count="76" meta:word-count="768" meta:character-count="4800" meta:non-whitespace-character-count="3994"/>
  </office:meta>
</office:document-meta>
</file>